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T1" style:family="text">
      <style:text-properties style:font-name="Times New Roman" fo:language="ru" fo:country="RU" style:font-name-asian="Times New Roman1" style:font-name-complex="Times New Roman1"/>
    </style:style>
    <style:style style:name="T2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4" style:family="text">
      <style:text-properties style:font-name="Times New Roman" style:font-name-asian="Times New Roman1" style:font-name-complex="Times New Roman1"/>
    </style:style>
    <style:style style:name="T5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6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741cm" svg:height="0.69cm" draw:z-index="0"><draw:image xlink:href="../../odt/images/3064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Векторное ИЛИ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8">C-</text:span>код <text:span text:style-name="T8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461cm" svg:height="1.161cm" draw:z-index="0"><draw:image xlink:href="../../odt/images/3064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2" office:value-type="string">
            <text:p text:style-name="P2">на схеме</text:p>
          </table:table-cell>
          <table:table-cell table:style-name="Table1.B1" office:value-type="string">
            <text:p text:style-name="Text_20_body"/>
          </table:table-cell>
        </table:table-row>
        <table:table-row table:style-name="Table1.3">
          <table:table-cell table:style-name="Table1.A5" table:number-columns-spanned="2" office:value-type="string">
            <text:p text:style-name="Text_20_body"><text:span text:style-name="T1">Блок является аналогом логического блока «ИЛИ»,</text:span><text:span text:style-name="T4"> </text:span><text:span text:style-name="T5">векторизован</text:span><text:span text:style-name="T4"> и </text:span><text:span text:style-name="T1">работает по следующему </text:span><text:span text:style-name="T4">алгоритму:</text:span></text:p>
            <text:p text:style-name="P4"><text:span text:style-name="T6"><draw:frame draw:style-name="fr3" draw:name="Объект7" text:anchor-type="as-char" svg:width="9.091cm" svg:height="1.393cm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6">,</text:span></text:p>
            <text:p text:style-name="Text_20_body"><text:span text:style-name="T2">где </text:span><text:span text:style-name="T2"><draw:frame draw:style-name="fr3" draw:name="Объект5" text:anchor-type="as-char" svg:width="1.087cm" svg:height="0.564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"> – выходной </text:span><text:span text:style-name="T3">скалярный</text:span><text:span text:style-name="T2"> сигнал блока, <text:s/></text:span><text:span text:style-name="T2"><draw:frame draw:style-name="fr3" draw:name="Объект6" text:anchor-type="as-char" svg:width="1.461cm" svg:height="0.621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2">– </text:span><text:span text:style-name="T7">i-</text:span><text:span text:style-name="T2">ый элемент </text:span><text:span text:style-name="T7">j-</text:span><text:span text:style-name="T2">ого входного векторного сигнала.</text:span></text:p>
            <text:p text:style-name="Text_20_body"><text:span text:style-name="T5">Свойство</text:span><text:span text:style-name="T6">:</text:span></text:p>
            <text:list xml:id="list5524920049357650684" text:style-name="L1">
              <text:list-item>
                <text:p text:style-name="P5">Количество портов — количество входных сигналов блока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екторное ИЛИ</dc:title>
    <dc:date>2012-03-30T16:13:39.60</dc:date>
    <meta:generator>OpenOffice_Beta/4.1.0$Win32 OpenOffice.org_project/410m14$Build-9760</meta:generator>
    <meta:editing-duration>PT1H22M2S</meta:editing-duration>
    <meta:editing-cycles>35</meta:editing-cycles>
    <meta:document-statistic meta:table-count="1" meta:image-count="2" meta:object-count="3" meta:page-count="1" meta:paragraph-count="11" meta:word-count="46" meta:character-count="310"/>
  </office:meta>
</office:document-meta>
</file>

<file path=Object 5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6/content.xml><?xml version="1.0" encoding="utf-8"?>
<math xmlns="http://www.w3.org/1998/Math/MathML">
  <semantics>
    <mrow>
      <msub>
        <mi>u</mi>
        <mrow>
          <mi>i</mi>
          <mi>,</mi>
          <mi>j</mi>
        </mrow>
      </msub>
      <mrow>
        <mo stretchy="false">(</mo>
        <mrow>
          <mi>t</mi>
        </mrow>
        <mo stretchy="false">)</mo>
      </mrow>
    </mrow>
    <annotation encoding="StarMath 5.0">u_{i,j}(t)</annotation>
  </semantics>
</math>
</file>

<file path=Object 7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 mathvariant="italic">хотя</mi>
                    <mi mathvariant="italic">бы</mi>
                    <mi mathvariant="italic">один</mi>
                    <mi mathvariant="italic">из</mi>
                    <mi/>
                    <msub>
                      <mi>u</mi>
                      <mrow>
                        <mi>i</mi>
                        <mi>,</mi>
                        <mi>j</mi>
                      </mrow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 mathvariant="italic">все</mi>
                    <mi/>
                    <msub>
                      <mi>u</mi>
                      <mrow>
                        <mi>i</mi>
                        <mi>,</mi>
                        <mi>j</mi>
                      </mrow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если хотя бы один из ~ u_{i,j}(t) = 1; #
alignl 0, ~ если все ~ u_{i,j}(t) = 0;  }
right none
</annotation>
  </semantics>
</math>
</file>